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first person</text:p>
          </table:table-cell>
          <table:table-cell office:value-type="string">
            <text:p>\\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second person</text:p>
          </table:table-cell>
          <table:table-cell office:value-type="string">
            <text:p>\\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third person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 office:value-type="string">
            <text:p>[II], [III]</text:p>
          </table:table-cell>
          <table:table-cell office:value-type="string">
            <text:p>&amp;</text:p>
          </table:table-cell>
          <table:table-cell office:value-type="string">
            <text:p>stem II, stem III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bil</text:p>
          </table:table-cell>
          <table:table-cell table:formula="of:=CONCATENATE(&quot;\textsc{&quot;;[.A5];&quot;} &quot;)" office:value-type="string" office:string-value="\textsc{abil} ">
            <text:p>\textsc{abil} </text:p>
          </table:table-cell>
          <table:table-cell office:value-type="string">
            <text:p>&amp;</text:p>
          </table:table-cell>
          <table:table-cell office:value-type="string">
            <text:p>abilit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caus</text:p>
          </table:table-cell>
          <table:table-cell table:formula="of:=CONCATENATE(&quot;\textsc{&quot;;[.A6];&quot;} &quot;)" office:value-type="string" office:string-value="\textsc{acaus} ">
            <text:p>\textsc{acaus} </text:p>
          </table:table-cell>
          <table:table-cell office:value-type="string">
            <text:p>&amp;</text:p>
          </table:table-cell>
          <table:table-cell office:value-type="string">
            <text:p>anticaus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dd</text:p>
          </table:table-cell>
          <table:table-cell table:formula="of:=CONCATENATE(&quot;\textsc{&quot;;[.A7];&quot;} &quot;)" office:value-type="string" office:string-value="\textsc{add} ">
            <text:p>\textsc{add} </text:p>
          </table:table-cell>
          <table:table-cell office:value-type="string">
            <text:p>&amp;</text:p>
          </table:table-cell>
          <table:table-cell office:value-type="string">
            <text:p>addi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ff</text:p>
          </table:table-cell>
          <table:table-cell table:formula="of:=CONCATENATE(&quot;\textsc{&quot;;[.A8];&quot;} &quot;)" office:value-type="string" office:string-value="\textsc{aff} ">
            <text:p>\textsc{aff} </text:p>
          </table:table-cell>
          <table:table-cell office:value-type="string">
            <text:p>&amp;</text:p>
          </table:table-cell>
          <table:table-cell office:value-type="string">
            <text:p>affirm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nthr</text:p>
          </table:table-cell>
          <table:table-cell table:formula="of:=CONCATENATE(&quot;\textsc{&quot;;[.A9];&quot;} &quot;)" office:value-type="string" office:string-value="\textsc{anthr} ">
            <text:p>\textsc{anthr} </text:p>
          </table:table-cell>
          <table:table-cell office:value-type="string">
            <text:p>&amp;</text:p>
          </table:table-cell>
          <table:table-cell office:value-type="string">
            <text:p>anthroponym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or</text:p>
          </table:table-cell>
          <table:table-cell table:formula="of:=CONCATENATE(&quot;\textsc{&quot;;[.A10];&quot;} &quot;)" office:value-type="string" office:string-value="\textsc{aor} ">
            <text:p>\textsc{aor} </text:p>
          </table:table-cell>
          <table:table-cell office:value-type="string">
            <text:p>&amp;</text:p>
          </table:table-cell>
          <table:table-cell office:value-type="string">
            <text:p>aorist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pass</text:p>
          </table:table-cell>
          <table:table-cell table:formula="of:=CONCATENATE(&quot;\textsc{&quot;;[.A11];&quot;} &quot;)" office:value-type="string" office:string-value="\textsc{apass} ">
            <text:p>\textsc{apass} </text:p>
          </table:table-cell>
          <table:table-cell office:value-type="string">
            <text:p>&amp;</text:p>
          </table:table-cell>
          <table:table-cell office:value-type="string">
            <text:p>antipass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ppl</text:p>
          </table:table-cell>
          <table:table-cell table:formula="of:=CONCATENATE(&quot;\textsc{&quot;;[.A12];&quot;} &quot;)" office:value-type="string" office:string-value="\textsc{appl} ">
            <text:p>\textsc{appl} </text:p>
          </table:table-cell>
          <table:table-cell office:value-type="string">
            <text:p>&amp;</text:p>
          </table:table-cell>
          <table:table-cell office:value-type="string">
            <text:p>applic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ppr</text:p>
          </table:table-cell>
          <table:table-cell table:formula="of:=CONCATENATE(&quot;\textsc{&quot;;[.A13];&quot;} &quot;)" office:value-type="string" office:string-value="\textsc{appr} ">
            <text:p>\textsc{appr} </text:p>
          </table:table-cell>
          <table:table-cell office:value-type="string">
            <text:p>&amp;</text:p>
          </table:table-cell>
          <table:table-cell office:value-type="string">
            <text:p>apprehens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uto</text:p>
          </table:table-cell>
          <table:table-cell table:formula="of:=CONCATENATE(&quot;\textsc{&quot;;[.A14];&quot;} &quot;)" office:value-type="string" office:string-value="\textsc{auto} ">
            <text:p>\textsc{auto} </text:p>
          </table:table-cell>
          <table:table-cell office:value-type="string">
            <text:p>&amp;</text:p>
          </table:table-cell>
          <table:table-cell office:value-type="string">
            <text:p>au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aux</text:p>
          </table:table-cell>
          <table:table-cell table:formula="of:=CONCATENATE(&quot;\textsc{&quot;;[.A15];&quot;} &quot;)" office:value-type="string" office:string-value="\textsc{aux} ">
            <text:p>\textsc{aux} </text:p>
          </table:table-cell>
          <table:table-cell office:value-type="string">
            <text:p>&amp;</text:p>
          </table:table-cell>
          <table:table-cell office:value-type="string">
            <text:p>auxiliary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bare.inf</text:p>
          </table:table-cell>
          <table:table-cell table:formula="of:=CONCATENATE(&quot;\textsc{&quot;;[.A16];&quot;} &quot;)" office:value-type="string" office:string-value="\textsc{bare.inf} ">
            <text:p>\textsc{bare.inf} </text:p>
          </table:table-cell>
          <table:table-cell office:value-type="string">
            <text:p>&amp;</text:p>
          </table:table-cell>
          <table:table-cell office:value-type="string">
            <text:p>bare infini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ataph</text:p>
          </table:table-cell>
          <table:table-cell table:formula="of:=CONCATENATE(&quot;\textsc{&quot;;[.A17];&quot;} &quot;)" office:value-type="string" office:string-value="\textsc{cataph} ">
            <text:p>\textsc{cataph} </text:p>
          </table:table-cell>
          <table:table-cell office:value-type="string">
            <text:p>&amp;</text:p>
          </table:table-cell>
          <table:table-cell office:value-type="string">
            <text:p>cataphoric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aus</text:p>
          </table:table-cell>
          <table:table-cell table:formula="of:=CONCATENATE(&quot;\textsc{&quot;;[.A18];&quot;} &quot;)" office:value-type="string" office:string-value="\textsc{caus} ">
            <text:p>\textsc{caus} </text:p>
          </table:table-cell>
          <table:table-cell office:value-type="string">
            <text:p>&amp;</text:p>
          </table:table-cell>
          <table:table-cell office:value-type="string">
            <text:p>caus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isl</text:p>
          </table:table-cell>
          <table:table-cell table:formula="of:=CONCATENATE(&quot;\textsc{&quot;;[.A19];&quot;} &quot;)" office:value-type="string" office:string-value="\textsc{cisl} ">
            <text:p>\textsc{cisl} </text:p>
          </table:table-cell>
          <table:table-cell office:value-type="string">
            <text:p>&amp;</text:p>
          </table:table-cell>
          <table:table-cell office:value-type="string">
            <text:p>cislocative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coll</text:p>
          </table:table-cell>
          <table:table-cell table:formula="of:=CONCATENATE(&quot;\textsc{&quot;;[.A20];&quot;} &quot;)" office:value-type="string" office:string-value="\textsc{coll} ">
            <text:p>\textsc{coll} </text:p>
          </table:table-cell>
          <table:table-cell office:value-type="string">
            <text:p>&amp;</text:p>
          </table:table-cell>
          <table:table-cell office:value-type="string">
            <text:p>collec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omit</text:p>
          </table:table-cell>
          <table:table-cell table:formula="of:=CONCATENATE(&quot;\textsc{&quot;;[.A21];&quot;} &quot;)" office:value-type="string" office:string-value="\textsc{comit} ">
            <text:p>\textsc{comit} </text:p>
          </table:table-cell>
          <table:table-cell office:value-type="string">
            <text:p>&amp;</text:p>
          </table:table-cell>
          <table:table-cell office:value-type="string">
            <text:p>comit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omp</text:p>
          </table:table-cell>
          <table:table-cell table:formula="of:=CONCATENATE(&quot;\textsc{&quot;;[.A22];&quot;} &quot;)" office:value-type="string" office:string-value="\textsc{comp} ">
            <text:p>\textsc{comp} </text:p>
          </table:table-cell>
          <table:table-cell office:value-type="string">
            <text:p>&amp;</text:p>
          </table:table-cell>
          <table:table-cell office:value-type="string">
            <text:p>standard of comparison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ond</text:p>
          </table:table-cell>
          <table:table-cell table:formula="of:=CONCATENATE(&quot;\textsc{&quot;;[.A23];&quot;} &quot;)" office:value-type="string" office:string-value="\textsc{cond} ">
            <text:p>\textsc{cond} </text:p>
          </table:table-cell>
          <table:table-cell office:value-type="string">
            <text:p>&amp;</text:p>
          </table:table-cell>
          <table:table-cell office:value-type="string">
            <text:p>conditional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onv</text:p>
          </table:table-cell>
          <table:table-cell table:formula="of:=CONCATENATE(&quot;\textsc{&quot;;[.A24];&quot;} &quot;)" office:value-type="string" office:string-value="\textsc{conv} ">
            <text:p>\textsc{conv} </text:p>
          </table:table-cell>
          <table:table-cell office:value-type="string">
            <text:p>&amp;</text:p>
          </table:table-cell>
          <table:table-cell office:value-type="string">
            <text:p>converb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dat</text:p>
          </table:table-cell>
          <table:table-cell table:formula="of:=CONCATENATE(&quot;\textsc{&quot;;[.A25];&quot;} &quot;)" office:value-type="string" office:string-value="\textsc{dat} ">
            <text:p>\textsc{dat} </text:p>
          </table:table-cell>
          <table:table-cell office:value-type="string">
            <text:p>&amp;</text:p>
          </table:table-cell>
          <table:table-cell office:value-type="string">
            <text:p>d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dat</text:p>
          </table:table-cell>
          <table:table-cell table:formula="of:=CONCATENATE(&quot;\textsc{&quot;;[.A26];&quot;} &quot;)" office:value-type="string" office:string-value="\textsc{dat} ">
            <text:p>\textsc{dat} </text:p>
          </table:table-cell>
          <table:table-cell office:value-type="string">
            <text:p>&amp;</text:p>
          </table:table-cell>
          <table:table-cell office:value-type="string">
            <text:p>d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deg</text:p>
          </table:table-cell>
          <table:table-cell table:formula="of:=CONCATENATE(&quot;\textsc{&quot;;[.A27];&quot;} &quot;)" office:value-type="string" office:string-value="\textsc{deg} ">
            <text:p>\textsc{deg} </text:p>
          </table:table-cell>
          <table:table-cell office:value-type="string">
            <text:p>&amp;</text:p>
          </table:table-cell>
          <table:table-cell office:value-type="string">
            <text:p>degre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dem </text:p>
          </table:table-cell>
          <table:table-cell table:formula="of:=CONCATENATE(&quot;\textsc{&quot;;[.A28];&quot;} &quot;)" office:value-type="string" office:string-value="\textsc{dem } ">
            <text:p>\textsc{dem } </text:p>
          </table:table-cell>
          <table:table-cell office:value-type="string">
            <text:p>&amp;</text:p>
          </table:table-cell>
          <table:table-cell office:value-type="string">
            <text:p>demonstrative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du</text:p>
          </table:table-cell>
          <table:table-cell table:formula="of:=CONCATENATE(&quot;\textsc{&quot;;[.A29];&quot;} &quot;)" office:value-type="string" office:string-value="\textsc{du} ">
            <text:p>\textsc{du} </text:p>
          </table:table-cell>
          <table:table-cell office:value-type="string">
            <text:p>&amp;</text:p>
          </table:table-cell>
          <table:table-cell office:value-type="string">
            <text:p>dual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dub</text:p>
          </table:table-cell>
          <table:table-cell table:formula="of:=CONCATENATE(&quot;\textsc{&quot;;[.A30];&quot;} &quot;)" office:value-type="string" office:string-value="\textsc{dub} ">
            <text:p>\textsc{dub} </text:p>
          </table:table-cell>
          <table:table-cell office:value-type="string">
            <text:p>&amp;</text:p>
          </table:table-cell>
          <table:table-cell office:value-type="string">
            <text:p>dubit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emph</text:p>
          </table:table-cell>
          <table:table-cell table:formula="of:=CONCATENATE(&quot;\textsc{&quot;;[.A31];&quot;} &quot;)" office:value-type="string" office:string-value="\textsc{emph} ">
            <text:p>\textsc{emph} </text:p>
          </table:table-cell>
          <table:table-cell office:value-type="string">
            <text:p>&amp;</text:p>
          </table:table-cell>
          <table:table-cell office:value-type="string">
            <text:p>emphatic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erg</text:p>
          </table:table-cell>
          <table:table-cell table:formula="of:=CONCATENATE(&quot;\textsc{&quot;;[.A32];&quot;} &quot;)" office:value-type="string" office:string-value="\textsc{erg} ">
            <text:p>\textsc{erg} </text:p>
          </table:table-cell>
          <table:table-cell office:value-type="string">
            <text:p>&amp;</text:p>
          </table:table-cell>
          <table:table-cell office:value-type="string">
            <text:p>erg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facil</text:p>
          </table:table-cell>
          <table:table-cell table:formula="of:=CONCATENATE(&quot;\textsc{&quot;;[.A33];&quot;} &quot;)" office:value-type="string" office:string-value="\textsc{facil} ">
            <text:p>\textsc{facil} </text:p>
          </table:table-cell>
          <table:table-cell office:value-type="string">
            <text:p>&amp;</text:p>
          </table:table-cell>
          <table:table-cell office:value-type="string">
            <text:p>facilit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fact</text:p>
          </table:table-cell>
          <table:table-cell table:formula="of:=CONCATENATE(&quot;\textsc{&quot;;[.A34];&quot;} &quot;)" office:value-type="string" office:string-value="\textsc{fact} ">
            <text:p>\textsc{fact} </text:p>
          </table:table-cell>
          <table:table-cell office:value-type="string">
            <text:p>&amp;</text:p>
          </table:table-cell>
          <table:table-cell office:value-type="string">
            <text:p>factual non-past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gen</text:p>
          </table:table-cell>
          <table:table-cell table:formula="of:=CONCATENATE(&quot;\textsc{&quot;;[.A35];&quot;} &quot;)" office:value-type="string" office:string-value="\textsc{gen} ">
            <text:p>\textsc{gen} </text:p>
          </table:table-cell>
          <table:table-cell office:value-type="string">
            <text:p>&amp;</text:p>
          </table:table-cell>
          <table:table-cell office:value-type="string">
            <text:p>geni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genr</text:p>
          </table:table-cell>
          <table:table-cell table:formula="of:=CONCATENATE(&quot;\textsc{&quot;;[.A36];&quot;} &quot;)" office:value-type="string" office:string-value="\textsc{genr} ">
            <text:p>\textsc{genr} </text:p>
          </table:table-cell>
          <table:table-cell office:value-type="string">
            <text:p>&amp;</text:p>
          </table:table-cell>
          <table:table-cell office:value-type="string">
            <text:p>generic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ger</text:p>
          </table:table-cell>
          <table:table-cell table:formula="of:=CONCATENATE(&quot;\textsc{&quot;;[.A37];&quot;} &quot;)" office:value-type="string" office:string-value="\textsc{ger} ">
            <text:p>\textsc{ger} </text:p>
          </table:table-cell>
          <table:table-cell office:value-type="string">
            <text:p>&amp;</text:p>
          </table:table-cell>
          <table:table-cell office:value-type="string">
            <text:p>gerund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hort </text:p>
          </table:table-cell>
          <table:table-cell table:formula="of:=CONCATENATE(&quot;\textsc{&quot;;[.A38];&quot;} &quot;)" office:value-type="string" office:string-value="\textsc{hort } ">
            <text:p>\textsc{hort } </text:p>
          </table:table-cell>
          <table:table-cell office:value-type="string">
            <text:p>&amp;</text:p>
          </table:table-cell>
          <table:table-cell office:value-type="string">
            <text:p>hort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hum</text:p>
          </table:table-cell>
          <table:table-cell table:formula="of:=CONCATENATE(&quot;\textsc{&quot;;[.A39];&quot;} &quot;)" office:value-type="string" office:string-value="\textsc{hum} ">
            <text:p>\textsc{hum} </text:p>
          </table:table-cell>
          <table:table-cell office:value-type="string">
            <text:p>&amp;</text:p>
          </table:table-cell>
          <table:table-cell office:value-type="string">
            <text:p>human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dph:X</text:p>
          </table:table-cell>
          <table:table-cell table:formula="of:=CONCATENATE(&quot;\textsc{&quot;;[.A40];&quot;} &quot;)" office:value-type="string" office:string-value="\textsc{idph:X} ">
            <text:p>\textsc{idph:X} </text:p>
          </table:table-cell>
          <table:table-cell office:value-type="string">
            <text:p>&amp;</text:p>
          </table:table-cell>
          <table:table-cell office:value-type="string">
            <text:p>pattern X ideophone 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fr</text:p>
          </table:table-cell>
          <table:table-cell table:formula="of:=CONCATENATE(&quot;\textsc{&quot;;[.A41];&quot;} &quot;)" office:value-type="string" office:string-value="\textsc{ifr} ">
            <text:p>\textsc{ifr} </text:p>
          </table:table-cell>
          <table:table-cell office:value-type="string">
            <text:p>&amp;</text:p>
          </table:table-cell>
          <table:table-cell office:value-type="string">
            <text:p>inferential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mm</text:p>
          </table:table-cell>
          <table:table-cell table:formula="of:=CONCATENATE(&quot;\textsc{&quot;;[.A42];&quot;} &quot;)" office:value-type="string" office:string-value="\textsc{imm} ">
            <text:p>\textsc{imm} </text:p>
          </table:table-cell>
          <table:table-cell office:value-type="string">
            <text:p>&amp;</text:p>
          </table:table-cell>
          <table:table-cell office:value-type="string">
            <text:p>immediat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mp</text:p>
          </table:table-cell>
          <table:table-cell table:formula="of:=CONCATENATE(&quot;\textsc{&quot;;[.A43];&quot;} &quot;)" office:value-type="string" office:string-value="\textsc{imp} ">
            <text:p>\textsc{imp} </text:p>
          </table:table-cell>
          <table:table-cell office:value-type="string">
            <text:p>&amp;</text:p>
          </table:table-cell>
          <table:table-cell office:value-type="string">
            <text:p>imper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ndef</text:p>
          </table:table-cell>
          <table:table-cell table:formula="of:=CONCATENATE(&quot;\textsc{&quot;;[.A44];&quot;} &quot;)" office:value-type="string" office:string-value="\textsc{indef} ">
            <text:p>\textsc{indef} </text:p>
          </table:table-cell>
          <table:table-cell office:value-type="string">
            <text:p>&amp;</text:p>
          </table:table-cell>
          <table:table-cell office:value-type="string">
            <text:p>indefinit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nf</text:p>
          </table:table-cell>
          <table:table-cell table:formula="of:=CONCATENATE(&quot;\textsc{&quot;;[.A45];&quot;} &quot;)" office:value-type="string" office:string-value="\textsc{inf} ">
            <text:p>\textsc{inf} </text:p>
          </table:table-cell>
          <table:table-cell office:value-type="string">
            <text:p>&amp;</text:p>
          </table:table-cell>
          <table:table-cell office:value-type="string">
            <text:p>infini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nf:II</text:p>
          </table:table-cell>
          <table:table-cell table:formula="of:=CONCATENATE(&quot;\textsc{&quot;;[.A46];&quot;} &quot;)" office:value-type="string" office:string-value="\textsc{inf:II} ">
            <text:p>\textsc{inf:II} </text:p>
          </table:table-cell>
          <table:table-cell office:value-type="string">
            <text:p>&amp;</text:p>
          </table:table-cell>
          <table:table-cell office:value-type="string">
            <text:p>dental infini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nterj</text:p>
          </table:table-cell>
          <table:table-cell table:formula="of:=CONCATENATE(&quot;\textsc{&quot;;[.A47];&quot;} &quot;)" office:value-type="string" office:string-value="\textsc{interj} ">
            <text:p>\textsc{interj} </text:p>
          </table:table-cell>
          <table:table-cell office:value-type="string">
            <text:p>&amp;</text:p>
          </table:table-cell>
          <table:table-cell office:value-type="string">
            <text:p>interjection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nv</text:p>
          </table:table-cell>
          <table:table-cell table:formula="of:=CONCATENATE(&quot;\textsc{&quot;;[.A48];&quot;} &quot;)" office:value-type="string" office:string-value="\textsc{inv} ">
            <text:p>\textsc{inv} </text:p>
          </table:table-cell>
          <table:table-cell office:value-type="string">
            <text:p>&amp;</text:p>
          </table:table-cell>
          <table:table-cell office:value-type="string">
            <text:p>invers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pfv</text:p>
          </table:table-cell>
          <table:table-cell table:formula="of:=CONCATENATE(&quot;\textsc{&quot;;[.A49];&quot;} &quot;)" office:value-type="string" office:string-value="\textsc{ipfv} ">
            <text:p>\textsc{ipfv} </text:p>
          </table:table-cell>
          <table:table-cell office:value-type="string">
            <text:p>&amp;</text:p>
          </table:table-cell>
          <table:table-cell office:value-type="string">
            <text:p>imperfec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irr</text:p>
          </table:table-cell>
          <table:table-cell table:formula="of:=CONCATENATE(&quot;\textsc{&quot;;[.A50];&quot;} &quot;)" office:value-type="string" office:string-value="\textsc{irr} ">
            <text:p>\textsc{irr} </text:p>
          </table:table-cell>
          <table:table-cell office:value-type="string">
            <text:p>&amp;</text:p>
          </table:table-cell>
          <table:table-cell office:value-type="string">
            <text:p>irrealis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lnk</text:p>
          </table:table-cell>
          <table:table-cell table:formula="of:=CONCATENATE(&quot;\textsc{&quot;;[.A51];&quot;} &quot;)" office:value-type="string" office:string-value="\textsc{lnk} ">
            <text:p>\textsc{lnk} </text:p>
          </table:table-cell>
          <table:table-cell office:value-type="string">
            <text:p>&amp;</text:p>
          </table:table-cell>
          <table:table-cell office:value-type="string">
            <text:p>linker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neg</text:p>
          </table:table-cell>
          <table:table-cell table:formula="of:=CONCATENATE(&quot;\textsc{&quot;;[.A52];&quot;} &quot;)" office:value-type="string" office:string-value="\textsc{neg} ">
            <text:p>\textsc{neg} </text:p>
          </table:table-cell>
          <table:table-cell office:value-type="string">
            <text:p>&amp;</text:p>
          </table:table-cell>
          <table:table-cell office:value-type="string">
            <text:p>neg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nmlz</text:p>
          </table:table-cell>
          <table:table-cell table:formula="of:=CONCATENATE(&quot;\textsc{&quot;;[.A53];&quot;} &quot;)" office:value-type="string" office:string-value="\textsc{nmlz} ">
            <text:p>\textsc{nmlz} </text:p>
          </table:table-cell>
          <table:table-cell office:value-type="string">
            <text:p>&amp;</text:p>
          </table:table-cell>
          <table:table-cell office:value-type="string">
            <text:p>nominalization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obj</text:p>
          </table:table-cell>
          <table:table-cell table:formula="of:=CONCATENATE(&quot;\textsc{&quot;;[.A54];&quot;} &quot;)" office:value-type="string" office:string-value="\textsc{obj} ">
            <text:p>\textsc{obj} </text:p>
          </table:table-cell>
          <table:table-cell office:value-type="string">
            <text:p>&amp;</text:p>
          </table:table-cell>
          <table:table-cell office:value-type="string">
            <text:p>object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obl</text:p>
          </table:table-cell>
          <table:table-cell table:formula="of:=CONCATENATE(&quot;\textsc{&quot;;[.A55];&quot;} &quot;)" office:value-type="string" office:string-value="\textsc{obl} ">
            <text:p>\textsc{obl} </text:p>
          </table:table-cell>
          <table:table-cell office:value-type="string">
            <text:p>&amp;</text:p>
          </table:table-cell>
          <table:table-cell office:value-type="string">
            <text:p>obliqu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ass</text:p>
          </table:table-cell>
          <table:table-cell table:formula="of:=CONCATENATE(&quot;\textsc{&quot;;[.A56];&quot;} &quot;)" office:value-type="string" office:string-value="\textsc{pass} ">
            <text:p>\textsc{pass} </text:p>
          </table:table-cell>
          <table:table-cell office:value-type="string">
            <text:p>&amp;</text:p>
          </table:table-cell>
          <table:table-cell office:value-type="string">
            <text:p>pass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cp</text:p>
          </table:table-cell>
          <table:table-cell table:formula="of:=CONCATENATE(&quot;\textsc{&quot;;[.A57];&quot;} &quot;)" office:value-type="string" office:string-value="\textsc{pcp} ">
            <text:p>\textsc{pcp} </text:p>
          </table:table-cell>
          <table:table-cell office:value-type="string">
            <text:p>&amp;</text:p>
          </table:table-cell>
          <table:table-cell office:value-type="string">
            <text:p>participl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eg</text:p>
          </table:table-cell>
          <table:table-cell table:formula="of:=CONCATENATE(&quot;\textsc{&quot;;[.A58];&quot;} &quot;)" office:value-type="string" office:string-value="\textsc{peg} ">
            <text:p>\textsc{peg} </text:p>
          </table:table-cell>
          <table:table-cell office:value-type="string">
            <text:p>&amp;</text:p>
          </table:table-cell>
          <table:table-cell office:value-type="string">
            <text:p>peg circumfix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pl</text:p>
          </table:table-cell>
          <table:table-cell table:formula="of:=CONCATENATE(&quot;\textsc{&quot;;[.A59];&quot;} &quot;)" office:value-type="string" office:string-value="\textsc{pl} ">
            <text:p>\textsc{pl} </text:p>
          </table:table-cell>
          <table:table-cell office:value-type="string">
            <text:p>&amp;</text:p>
          </table:table-cell>
          <table:table-cell office:value-type="string">
            <text:p>plural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oss</text:p>
          </table:table-cell>
          <table:table-cell table:formula="of:=CONCATENATE(&quot;\textsc{&quot;;[.A60];&quot;} &quot;)" office:value-type="string" office:string-value="\textsc{poss} ">
            <text:p>\textsc{poss} </text:p>
          </table:table-cell>
          <table:table-cell office:value-type="string">
            <text:p>&amp;</text:p>
          </table:table-cell>
          <table:table-cell office:value-type="string">
            <text:p>possess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ob</text:p>
          </table:table-cell>
          <table:table-cell table:formula="of:=CONCATENATE(&quot;\textsc{&quot;;[.A61];&quot;} &quot;)" office:value-type="string" office:string-value="\textsc{prob} ">
            <text:p>\textsc{prob} </text:p>
          </table:table-cell>
          <table:table-cell office:value-type="string">
            <text:p>&amp;</text:p>
          </table:table-cell>
          <table:table-cell office:value-type="string">
            <text:p>probabilit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og</text:p>
          </table:table-cell>
          <table:table-cell table:formula="of:=CONCATENATE(&quot;\textsc{&quot;;[.A62];&quot;} &quot;)" office:value-type="string" office:string-value="\textsc{prog} ">
            <text:p>\textsc{prog} </text:p>
          </table:table-cell>
          <table:table-cell office:value-type="string">
            <text:p>&amp;</text:p>
          </table:table-cell>
          <table:table-cell office:value-type="string">
            <text:p>progress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op</text:p>
          </table:table-cell>
          <table:table-cell table:formula="of:=CONCATENATE(&quot;\textsc{&quot;;[.A63];&quot;} &quot;)" office:value-type="string" office:string-value="\textsc{prop} ">
            <text:p>\textsc{prop} </text:p>
          </table:table-cell>
          <table:table-cell office:value-type="string">
            <text:p>&amp;</text:p>
          </table:table-cell>
          <table:table-cell office:value-type="string">
            <text:p>proprie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ox</text:p>
          </table:table-cell>
          <table:table-cell table:formula="of:=CONCATENATE(&quot;\textsc{&quot;;[.A64];&quot;} &quot;)" office:value-type="string" office:string-value="\textsc{prox} ">
            <text:p>\textsc{prox} </text:p>
          </table:table-cell>
          <table:table-cell office:value-type="string">
            <text:p>&amp;</text:p>
          </table:table-cell>
          <table:table-cell office:value-type="string">
            <text:p>proximal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oxm</text:p>
          </table:table-cell>
          <table:table-cell table:formula="of:=CONCATENATE(&quot;\textsc{&quot;;[.A65];&quot;} &quot;)" office:value-type="string" office:string-value="\textsc{proxm} ">
            <text:p>\textsc{proxm} </text:p>
          </table:table-cell>
          <table:table-cell office:value-type="string">
            <text:p>&amp;</text:p>
          </table:table-cell>
          <table:table-cell office:value-type="string">
            <text:p>proxim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rs</text:p>
          </table:table-cell>
          <table:table-cell table:formula="of:=CONCATENATE(&quot;\textsc{&quot;;[.A66];&quot;} &quot;)" office:value-type="string" office:string-value="\textsc{prs} ">
            <text:p>\textsc{prs} </text:p>
          </table:table-cell>
          <table:table-cell office:value-type="string">
            <text:p>&amp;</text:p>
          </table:table-cell>
          <table:table-cell office:value-type="string">
            <text:p>Egophoric present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st</text:p>
          </table:table-cell>
          <table:table-cell table:formula="of:=CONCATENATE(&quot;\textsc{&quot;;[.A67];&quot;} &quot;)" office:value-type="string" office:string-value="\textsc{pst} ">
            <text:p>\textsc{pst} </text:p>
          </table:table-cell>
          <table:table-cell office:value-type="string">
            <text:p>&amp;</text:p>
          </table:table-cell>
          <table:table-cell office:value-type="string">
            <text:p>past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purp</text:p>
          </table:table-cell>
          <table:table-cell table:formula="of:=CONCATENATE(&quot;\textsc{&quot;;[.A68];&quot;} &quot;)" office:value-type="string" office:string-value="\textsc{purp} ">
            <text:p>\textsc{purp} </text:p>
          </table:table-cell>
          <table:table-cell office:value-type="string">
            <text:p>&amp;</text:p>
          </table:table-cell>
          <table:table-cell office:value-type="string">
            <text:p>purposive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qu</text:p>
          </table:table-cell>
          <table:table-cell table:formula="of:=CONCATENATE(&quot;\textsc{&quot;;[.A69];&quot;} &quot;)" office:value-type="string" office:string-value="\textsc{qu} ">
            <text:p>\textsc{qu} </text:p>
          </table:table-cell>
          <table:table-cell office:value-type="string">
            <text:p>&amp;</text:p>
          </table:table-cell>
          <table:table-cell office:value-type="string">
            <text:p>question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recip</text:p>
          </table:table-cell>
          <table:table-cell table:formula="of:=CONCATENATE(&quot;\textsc{&quot;;[.A70];&quot;} &quot;)" office:value-type="string" office:string-value="\textsc{recip} ">
            <text:p>\textsc{recip} </text:p>
          </table:table-cell>
          <table:table-cell office:value-type="string">
            <text:p>&amp;</text:p>
          </table:table-cell>
          <table:table-cell office:value-type="string">
            <text:p>reciprocal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refl</text:p>
          </table:table-cell>
          <table:table-cell table:formula="of:=CONCATENATE(&quot;\textsc{&quot;;[.A71];&quot;} &quot;)" office:value-type="string" office:string-value="\textsc{refl} ">
            <text:p>\textsc{refl} </text:p>
          </table:table-cell>
          <table:table-cell office:value-type="string">
            <text:p>&amp;</text:p>
          </table:table-cell>
          <table:table-cell office:value-type="string">
            <text:p>reflex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rh.q</text:p>
          </table:table-cell>
          <table:table-cell table:formula="of:=CONCATENATE(&quot;\textsc{&quot;;[.A72];&quot;} &quot;)" office:value-type="string" office:string-value="\textsc{rh.q} ">
            <text:p>\textsc{rh.q} </text:p>
          </table:table-cell>
          <table:table-cell office:value-type="string">
            <text:p>&amp;</text:p>
          </table:table-cell>
          <table:table-cell office:value-type="string">
            <text:p>rhetorical interrog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rog</text:p>
          </table:table-cell>
          <table:table-cell table:formula="of:=CONCATENATE(&quot;\textsc{&quot;;[.A73];&quot;} &quot;)" office:value-type="string" office:string-value="\textsc{rog} ">
            <text:p>\textsc{rog} </text:p>
          </table:table-cell>
          <table:table-cell office:value-type="string">
            <text:p>&amp;</text:p>
          </table:table-cell>
          <table:table-cell office:value-type="string">
            <text:p>rog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sens</text:p>
          </table:table-cell>
          <table:table-cell table:formula="of:=CONCATENATE(&quot;\textsc{&quot;;[.A74];&quot;} &quot;)" office:value-type="string" office:string-value="\textsc{sens} ">
            <text:p>\textsc{sens} </text:p>
          </table:table-cell>
          <table:table-cell office:value-type="string">
            <text:p>&amp;</text:p>
          </table:table-cell>
          <table:table-cell office:value-type="string">
            <text:p>sensory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sfp</text:p>
          </table:table-cell>
          <table:table-cell table:formula="of:=CONCATENATE(&quot;\textsc{&quot;;[.A75];&quot;} &quot;)" office:value-type="string" office:string-value="\textsc{sfp} ">
            <text:p>\textsc{sfp} </text:p>
          </table:table-cell>
          <table:table-cell office:value-type="string">
            <text:p>&amp;</text:p>
          </table:table-cell>
          <table:table-cell office:value-type="string">
            <text:p>sentence final particl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sg</text:p>
          </table:table-cell>
          <table:table-cell table:formula="of:=CONCATENATE(&quot;\textsc{&quot;;[.A76];&quot;} &quot;)" office:value-type="string" office:string-value="\textsc{sg} ">
            <text:p>\textsc{sg} </text:p>
          </table:table-cell>
          <table:table-cell office:value-type="string">
            <text:p>&amp;</text:p>
          </table:table-cell>
          <table:table-cell office:value-type="string">
            <text:p>singular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stat</text:p>
          </table:table-cell>
          <table:table-cell table:formula="of:=CONCATENATE(&quot;\textsc{&quot;;[.A77];&quot;} &quot;)" office:value-type="string" office:string-value="\textsc{stat} ">
            <text:p>\textsc{stat} </text:p>
          </table:table-cell>
          <table:table-cell office:value-type="string">
            <text:p>&amp;</text:p>
          </table:table-cell>
          <table:table-cell office:value-type="string">
            <text:p>sta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subj</text:p>
          </table:table-cell>
          <table:table-cell table:formula="of:=CONCATENATE(&quot;\textsc{&quot;;[.A78];&quot;} &quot;)" office:value-type="string" office:string-value="\textsc{subj} ">
            <text:p>\textsc{subj} </text:p>
          </table:table-cell>
          <table:table-cell office:value-type="string">
            <text:p>&amp;</text:p>
          </table:table-cell>
          <table:table-cell office:value-type="string">
            <text:p>subject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total</text:p>
          </table:table-cell>
          <table:table-cell table:formula="of:=CONCATENATE(&quot;\textsc{&quot;;[.A79];&quot;} &quot;)" office:value-type="string" office:string-value="\textsc{total} ">
            <text:p>\textsc{total} </text:p>
          </table:table-cell>
          <table:table-cell office:value-type="string">
            <text:p>&amp;</text:p>
          </table:table-cell>
          <table:table-cell office:value-type="string">
            <text:p>totalitative reduplication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topo</text:p>
          </table:table-cell>
          <table:table-cell table:formula="of:=CONCATENATE(&quot;\textsc{&quot;;[.A80];&quot;} &quot;)" office:value-type="string" office:string-value="\textsc{topo} ">
            <text:p>\textsc{topo} </text:p>
          </table:table-cell>
          <table:table-cell office:value-type="string">
            <text:p>&amp;</text:p>
          </table:table-cell>
          <table:table-cell office:value-type="string">
            <text:p>toponym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tr</text:p>
          </table:table-cell>
          <table:table-cell table:formula="of:=CONCATENATE(&quot;\textsc{&quot;;[.A81];&quot;} &quot;)" office:value-type="string" office:string-value="\textsc{tr} ">
            <text:p>\textsc{tr} </text:p>
          </table:table-cell>
          <table:table-cell office:value-type="string">
            <text:p>&amp;</text:p>
          </table:table-cell>
          <table:table-cell office:value-type="string">
            <text:p>transitiv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tral</text:p>
          </table:table-cell>
          <table:table-cell table:formula="of:=CONCATENATE(&quot;\textsc{&quot;;[.A82];&quot;} &quot;)" office:value-type="string" office:string-value="\textsc{tral} ">
            <text:p>\textsc{tral} </text:p>
          </table:table-cell>
          <table:table-cell office:value-type="string">
            <text:p>&amp;</text:p>
          </table:table-cell>
          <table:table-cell office:value-type="string">
            <text:p>transloc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trop</text:p>
          </table:table-cell>
          <table:table-cell table:formula="of:=CONCATENATE(&quot;\textsc{&quot;;[.A83];&quot;} &quot;)" office:value-type="string" office:string-value="\textsc{trop} ">
            <text:p>\textsc{trop} </text:p>
          </table:table-cell>
          <table:table-cell office:value-type="string">
            <text:p>&amp;</text:p>
          </table:table-cell>
          <table:table-cell office:value-type="string">
            <text:p>tropative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unexp.deg</text:p>
          </table:table-cell>
          <table:table-cell table:formula="of:=CONCATENATE(&quot;\textsc{&quot;;[.A84];&quot;} &quot;)" office:value-type="string" office:string-value="\textsc{unexp.deg} ">
            <text:p>\textsc{unexp.deg} </text:p>
          </table:table-cell>
          <table:table-cell office:value-type="string">
            <text:p>&amp;</text:p>
          </table:table-cell>
          <table:table-cell office:value-type="string">
            <text:p>unexpected degree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$\dagger$</text:p>
          </table:table-cell>
          <table:table-cell office:value-type="string">
            <text:p>$\dagger$</text:p>
          </table:table-cell>
          <table:table-cell office:value-type="string">
            <text:p>&amp;</text:p>
          </table:table-cell>
          <table:table-cell office:value-type="string">
            <text:p>incorrect form</text:p>
          </table:table-cell>
          <table:table-cell office:value-type="string">
            <text:p>\\</text:p>
          </table:table-cell>
        </table:table-row>
        <table:table-row table:style-name="ro3">
          <table:table-cell table:number-columns-repeated="2" office:value-type="string">
            <text:p>*XXX</text:p>
          </table:table-cell>
          <table:table-cell office:value-type="string">
            <text:p>&amp;</text:p>
          </table:table-cell>
          <table:table-cell office:value-type="string">
            <text:p>reconstructed form</text:p>
          </table:table-cell>
          <table:table-cell office:value-type="string">
            <text:p>\\</text:p>
          </table:table-cell>
        </table:table-row>
        <table:table-row table:style-name="ro3">
          <table:table-cell table:number-columns-repeated="2" office:value-type="string">
            <text:p>XXX*</text:p>
          </table:table-cell>
          <table:table-cell office:value-type="string">
            <text:p>&amp;</text:p>
          </table:table-cell>
          <table:table-cell office:value-type="string">
            <text:p>Kleene star (unlimited reduplication)</text:p>
          </table:table-cell>
          <table:table-cell office:value-type="string">
            <text:p>\\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/09/2020</text:date>, <text:time>10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9:13:56</meta:creation-date>
    <dc:date>2020-09-25T10:52:08.95</dc:date>
    <meta:editing-duration>PT50M36S</meta:editing-duration>
    <meta:editing-cycles>13</meta:editing-cycles>
    <meta:generator>OpenOffice/4.0.1$Win32 OpenOffice.org_project/401m5$Build-9714</meta:generator>
    <meta:document-statistic meta:table-count="3" meta:cell-count="435" meta:object-count="0"/>
  </office:meta>
</office:document-meta>
</file>